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4" style:family="paragraph" style:parent-style-name="Table_20_Contents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9" style:family="paragraph" style:parent-style-name="Table_20_Contents" style:list-style-name="L1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P10" style:family="paragraph" style:parent-style-name="Table_20_Contents" style:list-style-name="L1">
      <style:text-properties fo:font-variant="normal" fo:text-transform="none" fo:color="#222222" style:font-name="arial" fo:font-size="9.75pt" fo:letter-spacing="normal" fo:font-style="normal" fo:font-weight="normal" style:font-size-asian="10pt" style:font-size-complex="10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nutes of Meeting </text:p>
      <text:p text:style-name="P7"><text:span text:style-name="T1">GMRT</text:span><text:span text:style-name="T3"><text:tab/></text:span><text:tab/><text:tab/><text:tab/><text:tab/><text:span text:style-name="T1">Minutes of Meeting</text:span></text:p>
      <text:p text:style-name="P7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5">Held on</text:p>
          </table:table-cell>
          <table:table-cell table:style-name="Table1.B2" office:value-type="string">
            <text:p text:style-name="P2">24<text:span text:style-name="T2">th</text:span> December 2013 Time : 15.00 to 15.30 , GMRT conference room ( Telephonic conference )</text:p>
          </table:table-cell>
        </table:table-row>
        <table:table-row>
          <table:table-cell table:style-name="Table1.A2" office:value-type="string">
            <text:p text:style-name="P5">Attendees</text:p>
          </table:table-cell>
          <table:table-cell table:style-name="Table1.B2" office:value-type="string">
            <text:p text:style-name="P2">NGK, S Nayak ji, DBB, SSS &amp; RRU</text:p>
          </table:table-cell>
        </table:table-row>
        <table:table-row>
          <table:table-cell table:style-name="Table1.A4" office:value-type="string">
            <text:p text:style-name="P5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5">Highlights</text:p>
            <text:p text:style-name="P5">and items</text:p>
            <text:p text:style-name="P5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4"/>
            <text:list xml:id="list1829811337" text:style-name="L1">
              <text:list-item>
                <text:p text:style-name="P8">RRU updated has has been testing 8 antenna Online_v2 using cmd2sub array command by diving 8 antenna into various subarray. Testing has been done successfully. </text:p>
                <text:p text:style-name="P8">- Mr. Thiyagu of Servo group will give PC104 card to Online_v2 group which can be used to work on servo communication.</text:p>
                <text:p text:style-name="P10"><text:s/></text:p>
              </text:list-item>
              <text:list-item>
                <text:p text:style-name="P8">DBB updated that he is exploring user interface design in Python.</text:p>
                <text:p text:style-name="P8">He will share a block diagram of python environment interfacing with Online_v2.</text:p>
                <text:p text:style-name="P9"/>
              </text:list-item>
              <text:list-item>
                <text:p text:style-name="P8">S.Nayak ji discussed about MCM card requirement.</text:p>
                <text:p text:style-name="P8"/>
              </text:list-item>
              <text:list-item>
                <text:p text:style-name="P8">NGK suggested to gather the document under common category in Vanilla forum.</text:p>
                <text:p text:style-name="P8"/>
              </text:list-item>
              <text:list-item>
                <text:p text:style-name="P8">SSS updated that he will finalize the Online command document very soon.</text:p>
              </text:list-item>
            </text:list>
            <text:p text:style-name="P3"/>
            <text:list xml:id="list138630749" text:continue-numbering="true" text:style-name="L1">
              <text:list-item>
                <text:p text:style-name="P8">Next meeting will be on 7<text:span text:style-name="T2">th</text:span> <text:s/>January 2014.</text:p>
                <text:p text:style-name="P8"/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12-24T16:52:05</dc:date>
    <dc:creator>teleset </dc:creator>
    <meta:editing-duration>P1DT2H48M27S</meta:editing-duration>
    <meta:editing-cycles>395</meta:editing-cycles>
    <meta:generator>LibreOffice/3.4$Linux LibreOffice_project/340m1$Build-602</meta:generator>
    <meta:document-statistic meta:table-count="1" meta:image-count="0" meta:object-count="0" meta:page-count="1" meta:paragraph-count="24" meta:word-count="173" meta:character-count="1003" meta:non-whitespace-character-count="837"/>
  </office:meta>
</office:document-meta>
</file>